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93898" officeooo:paragraph-rsid="00193898"/>
    </style:style>
    <style:style style:name="P2" style:family="paragraph" style:parent-style-name="Text_20_body">
      <style:paragraph-properties fo:text-align="center" style:justify-single-word="false"/>
      <style:text-properties officeooo:paragraph-rsid="00193898"/>
    </style:style>
    <style:style style:name="P3" style:family="paragraph" style:parent-style-name="Heading_20_1">
      <style:paragraph-properties fo:text-align="center" style:justify-single-word="false"/>
      <style:text-properties officeooo:rsid="00193898" officeooo:paragraph-rsid="00193898"/>
    </style:style>
    <style:style style:name="P4" style:family="paragraph" style:parent-style-name="Text_20_body">
      <style:text-properties officeooo:rsid="0019c410" officeooo:paragraph-rsid="0019c410"/>
    </style:style>
    <style:style style:name="P5" style:family="paragraph" style:parent-style-name="Text_20_body">
      <style:text-properties style:text-underline-style="solid" style:text-underline-width="auto" style:text-underline-color="font-color" officeooo:rsid="0019c410" officeooo:paragraph-rsid="0019c410"/>
    </style:style>
    <style:style style:name="T1" style:family="text">
      <style:text-properties officeooo:rsid="00193898"/>
    </style:style>
    <style:style style:name="T2" style:family="text">
      <style:text-properties officeooo:rsid="0019c41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1" draw:name="Objeto1" text:anchor-type="char" svg:x="0.261cm" svg:y="1.563cm" svg:width="15.984cm" svg:height="9.006cm" draw:z-index="0"><draw:object xlink:href="./Object 1" xlink:type="simple" xlink:show="embed" xlink:actuate="onLoad"/><draw:image xlink:href="./ObjectReplacements/Object 1" xlink:type="simple" xlink:show="embed" xlink:actuate="onLoad"/></draw:frame>Benchmarks DAW</text:h>
      <text:p text:style-name="P2"/>
      <text:p text:style-name="P1">En esta grafica se puede ver cuatro pruebas con servidores webs diferentes, Apache, Ngingx, NodeJS y Apache con PHP.</text:p>
      <text:p text:style-name="P1">Empezando por Apache y ApachePHP la diferencia es mínima tanto en archivos estáticos y dinámicos ya que la única diferencia real entre los dos es que con ApachePHP se ha usado el lenguaje de programación PHP para crear la web.</text:p>
      <text:p text:style-name="Text_20_body">Por otro lado tenemos Nginx, que ha sido el claro vencedor, <text:span text:style-name="T1">con la mitad de tiempo en archivos dinámicos en comparación con los dos Apaches </text:span><text:span text:style-name="T2">y apenas un segundo en cumplir las peticiones con los archivos estáticos.</text:span></text:p>
      <text:p text:style-name="Text_20_body">Finalmente tenemos Node.JS, no esperaba que mostrase estos res<text:span text:style-name="T2">ultado ya</text:span> que Node.JS es conocido por s<text:span text:style-name="T2">u velocidad, pero a pesar de esto los tiempos se han disparado en comparación a los otros servicios y lenguajes. En archivos estáticos los tiempos han sido un poco mas altos en comparación a los de Apache. Pero en archivos dinámicos los tiempos fueron cinco veces mas lento(164 segundos) en comparación a Nginx(27 segundos), que es la mas veloz.</text:span></text:p>
      <text:p text:style-name="P4">En conclusión se puede decir que el claro vencedor es Nginx en todos los sentidos ya que es el doble de rápido que los dos Apaches y cinco veces mas veloz que Node.JS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08:50:54.963238588</meta:creation-date>
    <dc:date>2022-11-28T09:14:18.075279365</dc:date>
    <meta:editing-duration>PT38S</meta:editing-duration>
    <meta:editing-cycles>2</meta:editing-cycles>
    <meta:generator>LibreOffice/7.3.6.2$Linux_X86_64 LibreOffice_project/30$Build-2</meta:generator>
    <meta:document-statistic meta:table-count="0" meta:image-count="0" meta:object-count="1" meta:page-count="1" meta:paragraph-count="6" meta:word-count="205" meta:character-count="1182" meta:non-whitespace-character-count="98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9.006cm" xlink:href="." xlink:type="simple" chart:class="chart:bar" chart:style-name="ch1">
        <chart:legend chart:legend-position="end" svg:x="12.16cm" svg:y="3.955cm" style:legend-expansion="high" chart:style-name="ch2"/>
        <chart:plot-area chart:style-name="ch3" chart:data-source-has-labels="both" svg:x="0.319cm" svg:y="0.18cm" svg:width="11.522cm" svg:height="8.646cm">
          <chart:coordinate-region svg:x="1.126cm" svg:y="0.38cm" svg:width="10.715cm" svg:height="7.79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chivos Estáticos</text:p>
              </table:table-cell>
              <table:table-cell office:value-type="string">
                <text:p>Archivos Dinámicos</text:p>
              </table:table-cell>
            </table:table-row>
          </table:table-header-rows>
          <table:table-rows>
            <table:table-row>
              <table:table-cell office:value-type="string">
                <text:p>Apache</text:p>
              </table:table-cell>
              <table:table-cell office:value-type="float" office:value="19.352">
                <text:p>19.352</text:p>
              </table:table-cell>
              <table:table-cell office:value-type="float" office:value="55.158">
                <text:p>55.158</text:p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1.255">
                <text:p>1.255</text:p>
              </table:table-cell>
              <table:table-cell office:value-type="float" office:value="27.297">
                <text:p>27.297</text:p>
              </table:table-cell>
            </table:table-row>
            <table:table-row>
              <table:table-cell office:value-type="string">
                <text:p>Node.JS</text:p>
              </table:table-cell>
              <table:table-cell office:value-type="float" office:value="29.556">
                <text:p>29.556</text:p>
              </table:table-cell>
              <table:table-cell office:value-type="float" office:value="164.386">
                <text:p>164.386</text:p>
              </table:table-cell>
            </table:table-row>
            <table:table-row>
              <table:table-cell office:value-type="string">
                <text:p>ApachePHP</text:p>
              </table:table-cell>
              <table:table-cell office:value-type="float" office:value="25.417">
                <text:p>25.417</text:p>
              </table:table-cell>
              <table:table-cell office:value-type="float" office:value="54.565">
                <text:p>54.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